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;[.K105];[.K106];[.K107];[.J137];[.J138])" office:value-type="float" office:value="235700">
            <text:p>235700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;[.G136])" office:value-type="float" office:value="215900">
            <text:p>21590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9800">
            <text:p>198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11900">
            <text:p>11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H66];[.H99];[.H131])" office:value-type="float" office:value="6072.97610944865">
            <text:p>6072.9761094487</text:p>
          </table:table-cell>
          <table:table-cell table:style-name="Default" office:value-type="string">
            <text:p>Artsvi</text:p>
          </table:table-cell>
          <table:table-cell table:number-columns-repeated="2"/>
          <table:table-cell office:value-type="float" office:value="6000">
            <text:p>6000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formula="of:=SUM([.L2:.L34])" office:value-type="float" office:value="154000">
            <text:p>1540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1627.82608695652">
            <text:p>1627.826086956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439.130434782609">
            <text:p>439.130434782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48430.4347826087">
            <text:p>48430.4347826087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7/06/2016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table:number-columns-repeated="2"/>
          <table:table-cell table:style-name="ce2" table:formula="of:=SUM([.B136:.F136])" office:value-type="float" office:value="31300">
            <text:p>31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65];[.C165];[.D165];[.F165])" office:value-type="float" office:value="1360.86956521739">
            <text:p>1360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2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65:.E165])" office:value-type="float" office:value="1360.86956521739">
            <text:p>1360.8695652174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65:.F165])" office:value-type="float" office:value="1360.86956521739">
            <text:p>1360.8695652174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65];[.C165];[.D165];[.F165])" office:value-type="float" office:value="1360.86956521739">
            <text:p>1360.8695652174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Tamara</text:p>
          </table:table-cell>
          <table:table-cell table:number-columns-repeated="5"/>
          <table:table-cell table:formula="of:=SUM([.B165:.E165])" office:value-type="float" office:value="1360.86956521739">
            <text:p>1360.8695652174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165:.F165])" office:value-type="float" office:value="1360.86956521739">
            <text:p>1360.8695652174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Movses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C165:.F165])" office:value-type="float" office:value="800">
            <text:p>80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65:.E165])" office:value-type="float" office:value="1360.86956521739">
            <text:p>1360.8695652174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 table:number-columns-repeated="2"/>
          <table:table-cell office:value-type="string">
            <text:p>-Armenuhi</text:p>
          </table:table-cell>
          <table:table-cell/>
          <table:table-cell table:formula="of:=SUM([.B165:.F165])" office:value-type="float" office:value="1360.86956521739">
            <text:p>1360.8695652174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table:number-columns-repeated="4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65:.F165])" office:value-type="float" office:value="1360.86956521739">
            <text:p>1360.8695652174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;[.F165])" office:value-type="float" office:value="965.217391304348">
            <text:p>965.217391304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)" office:value-type="float" office:value="560.869565217391">
            <text:p>560.869565217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65])" office:value-type="float" office:value="395.652173913043">
            <text:p>395.65217391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65:.F165])" office:value-type="float" office:value="800">
            <text:p>80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D165];[.E165];[.F165])" office:value-type="float" office:value="956.521739130435">
            <text:p>956.5217391304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];[.C165];[.E165])" office:value-type="float" office:value="965.217391304348">
            <text:p>965.217391304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65:.F165])" office:value-type="float" office:value="1360.86956521739">
            <text:p>1360.8695652174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12"/>
        </table:table-row>
        <table:table-row table:style-name="ro12">
          <table:table-cell/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9" office:value-type="float" office:value="0">
            <text:p>0</text:p>
          </table:table-cell>
          <table:table-cell table:style-name="ce3" table:formula="of:=[.F136]/23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37:.H165])" office:value-type="float" office:value="31300">
            <text:p>31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6/30/2016</text:date>, <text:time>10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30T10:14:00</dc:date>
    <meta:editing-duration>P8DT8H45M26S</meta:editing-duration>
    <meta:editing-cycles>2719</meta:editing-cycles>
    <meta:generator>OpenOffice/4.1.1$Unix OpenOffice.org_project/411m6$Build-9775</meta:generator>
    <dc:creator>Hasmik Dabaghyan</dc:creator>
    <meta:document-statistic meta:table-count="15" meta:cell-count="6796" meta:object-count="0"/>
  </office:meta>
</office:document-meta>
</file>